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paragraph-properties fo:line-height="150%" fo:text-align="start" style:justify-single-word="false"/>
      <style:text-properties style:font-name="Times new roman" officeooo:rsid="000e2c32" officeooo:paragraph-rsid="000e2c32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Times new roman" officeooo:rsid="000e2c32" officeooo:paragraph-rsid="000e2c32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22pt" officeooo:rsid="000f4cbd" officeooo:paragraph-rsid="000d21c6" style:font-size-asian="22pt" style:font-size-complex="2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f4cbd" officeooo:paragraph-rsid="000d21c6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rsid="000f4cbd" officeooo:paragraph-rsid="000d21c6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5pt" officeooo:rsid="0010e192" officeooo:paragraph-rsid="000d21c6" style:font-size-asian="15pt" style:font-size-complex="15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5pt" officeooo:rsid="00148b36" officeooo:paragraph-rsid="000d21c6" style:font-size-asian="15pt" style:font-size-complex="15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5pt" officeooo:rsid="000e2c32" officeooo:paragraph-rsid="000e2c32" style:font-size-asian="15pt" style:font-size-complex="15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5pt" officeooo:rsid="0010a2f2" officeooo:paragraph-rsid="0010a2f2" style:font-size-asian="15pt" style:font-size-complex="15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5pt" officeooo:rsid="0013a0cf" officeooo:paragraph-rsid="000d21c6" style:font-size-asian="15pt" style:font-size-complex="15pt"/>
    </style:style>
    <style:style style:name="P11" style:family="paragraph" style:parent-style-name="Text_20_body">
      <style:paragraph-properties fo:line-height="150%"/>
      <style:text-properties style:font-name="Times new roman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officeooo:rsid="000f4cbd" officeooo:paragraph-rsid="000d21c6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officeooo:paragraph-rsid="000d21c6"/>
    </style:style>
    <style:style style:name="P15" style:family="paragraph" style:parent-style-name="Standard" style:list-style-name="L5">
      <style:paragraph-properties fo:line-height="150%" fo:text-align="start" style:justify-single-word="false"/>
      <style:text-properties officeooo:paragraph-rsid="000e2c32"/>
    </style:style>
    <style:style style:name="P16" style:family="paragraph" style:parent-style-name="Standard" style:list-style-name="L2">
      <style:paragraph-properties fo:line-height="150%" fo:text-align="start" style:justify-single-word="false"/>
      <style:text-properties style:font-name="Times new roman" officeooo:paragraph-rsid="000e2c32"/>
    </style:style>
    <style:style style:name="P17" style:family="paragraph" style:parent-style-name="Standard" style:list-style-name="L6">
      <style:paragraph-properties fo:line-height="150%" fo:text-align="start" style:justify-single-word="false"/>
      <style:text-properties style:font-name="Times new roman" officeooo:paragraph-rsid="0010a2f2"/>
    </style:style>
    <style:style style:name="P18" style:family="paragraph" style:parent-style-name="Standard" style:list-style-name="L2">
      <style:paragraph-properties fo:line-height="150%" fo:text-align="start" style:justify-single-word="false"/>
      <style:text-properties style:font-name="Times new roman" officeooo:rsid="000f4cbd" officeooo:paragraph-rsid="000e2c32"/>
    </style:style>
    <style:style style:name="P19" style:family="paragraph" style:parent-style-name="Standard" style:list-style-name="L6">
      <style:paragraph-properties fo:line-height="150%" fo:text-align="start" style:justify-single-word="false"/>
      <style:text-properties style:font-name="Times new roman" officeooo:rsid="0010a2f2" officeooo:paragraph-rsid="0010a2f2"/>
    </style:style>
    <style:style style:name="P20" style:family="paragraph" style:parent-style-name="Standard" style:list-style-name="L6">
      <style:paragraph-properties fo:line-height="150%" fo:text-align="start" style:justify-single-word="false"/>
      <style:text-properties style:font-name="Times new roman" officeooo:rsid="001269a4" officeooo:paragraph-rsid="001269a4"/>
    </style:style>
    <style:style style:name="P2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12pt" officeooo:rsid="0013a0cf" officeooo:paragraph-rsid="000d21c6" style:font-size-asian="12pt" style:font-size-complex="12pt"/>
    </style:style>
    <style:style style:name="P22" style:family="paragraph" style:parent-style-name="Text_20_body" style:list-style-name="L3">
      <style:paragraph-properties fo:line-height="150%" fo:text-align="start" style:justify-single-word="false"/>
      <style:text-properties style:font-name="Times new roman" officeooo:rsid="000e2c32" officeooo:paragraph-rsid="000e2c32"/>
    </style:style>
    <style:style style:name="P23" style:family="paragraph" style:parent-style-name="Text_20_body" style:list-style-name="L4">
      <style:paragraph-properties fo:margin-top="0cm" fo:margin-bottom="0cm" style:contextual-spacing="false" fo:line-height="150%"/>
    </style:style>
    <style:style style:name="P24" style:family="paragraph" style:parent-style-name="Text_20_body" style:list-style-name="L4">
      <style:paragraph-properties fo:line-height="150%"/>
    </style:style>
    <style:style style:name="T1" style:family="text">
      <style:text-properties officeooo:rsid="000d21c6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font-style="italic" fo:font-weight="normal" officeooo:rsid="000f4cbd" style:font-style-asian="italic" style:font-weight-asian="normal" style:font-style-complex="italic" style:font-weight-complex="normal"/>
    </style:style>
    <style:style style:name="T5" style:family="text">
      <style:text-properties style:font-name="Times new roman" officeooo:rsid="000f4cbd"/>
    </style:style>
    <style:style style:name="T6" style:family="text">
      <style:text-properties style:font-name="Times new roman" officeooo:rsid="0010a2f2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fo:font-style="italic" fo:font-weight="normal" officeooo:rsid="0010e19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f4cbd" style:font-style-asian="italic" style:font-weight-asian="normal" style:font-style-complex="italic" style:font-weight-complex="normal"/>
    </style:style>
    <style:style style:name="T11" style:family="text">
      <style:text-properties fo:font-weight="bold" officeooo:rsid="0010e192" style:font-weight-asian="bold" style:font-weight-complex="bold"/>
    </style:style>
    <style:style style:name="T12" style:family="text">
      <style:text-properties officeooo:rsid="0010e192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officeooo:rsid="00157817"/>
    </style:style>
    <style:style style:name="T15" style:family="text">
      <style:text-properties officeooo:rsid="000e2c32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10a2f2"/>
    </style:style>
    <style:style style:name="T18" style:family="text">
      <style:text-properties officeooo:rsid="001269a4"/>
    </style:style>
    <style:style style:name="T19" style:family="text">
      <style:text-properties officeooo:rsid="0013f4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kumentácia - <text:span text:style-name="T1">NGL </text:span><text:span text:style-name="T15">V</text:span><text:span text:style-name="T1">iewer</text:span></text:p>
      <text:p text:style-name="P4"/>
      <text:p text:style-name="P5">NGL Viewer je JavaScriptová knižnica na vizualizáciu biologických molekúl, ako sú proteíny, DNA, RNA alebo malé molekuly, priamo v prehliadači.</text:p>
      <text:p text:style-name="P5"/>
      <text:p text:style-name="P6">Funkcionalita:</text:p>
      <text:list text:style-name="L1">
        <text:list-item>
          <text:p text:style-name="P13"><text:span text:style-name="Strong_20_Emphasis"><text:span text:style-name="T3">Vizualizácia molekúl:</text:span></text:span><text:span text:style-name="T2"> Dokáže vyobraziť ľubovoľnú molekulu z PDB súboru v 3D prostredí.</text:span></text:p>
        </text:list-item>
        <text:list-item>
          <text:p text:style-name="P14"><text:span text:style-name="Strong_20_Emphasis"><text:span text:style-name="T4">Interaktivita:</text:span></text:span><text:span text:style-name="T5"> </text:span><text:span text:style-name="T2">Umožňuje otáčanie, priblíženie a interakciu s jednotlivými atómami alebo <text:tab/><text:tab/><text:tab/> <text:s text:c="9"/>rezíduami.</text:span></text:p>
        </text:list-item>
      </text:list>
      <text:list text:style-name="L2">
        <text:list-item>
          <text:p text:style-name="P16"><text:span text:style-name="T10">Š</text:span><text:span text:style-name="T9">týl vyobrazenia:</text:span><text:span text:style-name="T11"> </text:span><text:span text:style-name="T12">Knižnica </text:span><text:span text:style-name="T15">u</text:span>možňuje vykresliť molekuly v rôznych štýloch.</text:p>
          <text:p text:style-name="P18"><text:tab/><text:tab/><text:tab/></text:p>
        </text:list-item>
      </text:list>
      <text:p text:style-name="P7">Prečo <text:span text:style-name="T19">by som </text:span><text:span text:style-name="T15">nepoužil</text:span><text:span text:style-name="T14"> </text:span><text:span text:style-name="T15">NGL viewer</text:span><text:span text:style-name="T14"> </text:span>v <text:span text:style-name="T14">našom</text:span> projekte ?</text:p>
      <text:list text:style-name="L3">
        <text:list-item>
          <text:p text:style-name="P22">NGL viewer síce poskytuje možnosť vykresliť molekuly v rôznych štýloch avšak pre náš štýl „cartoon“ nedokáže vyobraziť menej ako 3 resídia.</text:p>
          <text:p text:style-name="P22"/>
        </text:list-item>
      </text:list>
      <text:p text:style-name="P8">V čom spočíva problém ?</text:p>
      <text:p text:style-name="P2"><text:span text:style-name="T16">Problém spočíva v spôsobe zobrazenia cartoon štýlu. Konkrétne v triede </text:span><text:span text:style-name="Strong_20_Emphasis"><text:span text:style-name="T16">Interpolator</text:span></text:span><text:span text:style-name="T16"> v súbore </text:span><text:span text:style-name="Source_20_Text"><text:span text:style-name="T7">ngl.dev.js</text:span></text:span><text:span text:style-name="T16">, v metóde </text:span><text:span text:style-name="Strong_20_Emphasis"><text:span text:style-name="Source_20_Text"><text:span text:style-name="T7">vectorSubdivide</text:span></text:span></text:span><text:span text:style-name="T16">, kde pre počet rezíduí </text:span><text:span text:style-name="Strong_20_Emphasis"><text:span text:style-name="T16">n &lt; 3</text:span></text:span><text:span text:style-name="T16"> táto metóda nebude fungovať, pretože chýbajú hodnoty potrebné na výpočet spline krivky. Spline interpolácia totiž vyžaduje minimálne 4 body, aby mohla vypočítať hladký prechod medzi bodmi (v tomto prípade rezíduami).</text:span></text:p>
      <text:p text:style-name="P12"><text:span text:style-name="T7">Pre </text:span><text:span text:style-name="Strong_20_Emphasis"><text:span text:style-name="T7">3 rezíduá</text:span></text:span><text:span text:style-name="T7"> nastáva špeciálny prípad, kde sa hodnota jedného rezídua </text:span><text:span text:style-name="Strong_20_Emphasis"><text:span text:style-name="T7">duplikuje</text:span></text:span><text:span text:style-name="T7"> a vytvára sa tak dostatočný počet bodov na splnenie podmienok metódy. Tento prístup však nie je presný a môže viesť k nepresným výsledkom alebo vizuálnym chybám.</text:span></text:p>
      <text:h text:style-name="P1" text:outline-level="3"><text:span text:style-name="Strong_20_Emphasis"><text:span text:style-name="T13">Požiadavky na použitie:</text:span></text:span></text:h>
      <text:list text:style-name="L4">
        <text:list-item>
          <text:p text:style-name="P23"><text:span text:style-name="Strong_20_Emphasis"><text:span text:style-name="T8">Webový prehliadač:</text:span></text:span><text:span text:style-name="T8"> Musí podporovať JavaScript a WebGL.</text:span></text:p>
        </text:list-item>
        <text:list-item>
          <text:p text:style-name="P24"><text:span text:style-name="Strong_20_Emphasis"><text:span text:style-name="T3">Node.js a npm</text:span></text:span><text:span text:style-name="Strong_20_Emphasis"><text:span text:style-name="T8">:</text:span></text:span><text:span text:style-name="T8"> Potrebné na inštaláciu závislostí a buildovanie knižnice.</text:span></text:p>
        </text:list-item>
      </text:list>
      <text:list text:style-name="L5">
        <text:list-item>
          <text:p text:style-name="P15"><text:span text:style-name="Strong_20_Emphasis"><text:span text:style-name="T3">Inštalácia Node.js:</text:span></text:span><text:span text:style-name="T2"> </text:span><text:span text:style-name="T6">Node.js je možné stiahnuť zo stránky:</text:span><text:span text:style-name="T2"> https://nodejs.org/en.</text:span></text:p>
        </text:list-item>
      </text:list>
      <text:p text:style-name="P11"><text:tab/><text:tab/><text:span text:style-name="T17">Po inštalácii </text:span><text:span text:style-name="T18">si môžeme skontrolovať verziu pomocou príkazu v konzoli: node -v </text:span></text:p>
      <text:p text:style-name="P9"><text:soft-page-break/>Ako nainštalovať NGL Viewer ?</text:p>
      <text:list text:style-name="L6">
        <text:list-item>
          <text:p text:style-name="P17"><text:span text:style-name="T17">Naklonujeme repozitár NGL viewer: </text:span>git clone https://github.com/nglviewer/ngl.git</text:p>
        </text:list-item>
        <text:list-item>
          <text:p text:style-name="P19">Prejdeme do adresára projektu: cd ngl</text:p>
        </text:list-item>
        <text:list-item>
          <text:p text:style-name="P20">Nainštalujeme všetky potrebné balíčky: npm install</text:p>
        </text:list-item>
        <text:list-item>
          <text:p text:style-name="P20">Vytvoríme buildované súbory: npm run build</text:p>
          <text:p text:style-name="P20">tie najdeme v priečinku dist, pričom budeme používať len ngl.dev.js</text:p>
        </text:list-item>
        <text:list-item>
          <text:p text:style-name="P20">Následne importujeme súbor ngl.dev.js z priečinka dist do nášho HTML súboru</text:p>
          <text:p text:style-name="P20"/>
        </text:list-item>
      </text:list>
      <text:p text:style-name="P10">Oficiálna dokumentácia: </text:p>
      <text:list text:style-name="L7">
        <text:list-item>
          <text:p text:style-name="P21">https://github.com/nglviewer/ng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3:18:24.024937992</meta:creation-date>
    <dc:date>2025-01-24T07:25:14.132853102</dc:date>
    <meta:editing-duration>PT53M2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297" meta:character-count="2049" meta:non-whitespace-character-count="1774"/>
  </office:meta>
</office:document-meta>
</file>